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199cm"/>
    </style:style>
    <style:style style:name="co6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0.45cm"/>
    </style:style>
    <style:style style:name="co4" style:family="table-column">
      <style:table-column-properties fo:break-before="auto" style:column-width="0.81cm"/>
    </style:style>
    <style:style style:name="co11" style:family="table-column">
      <style:table-column-properties fo:break-before="auto" style:column-width="3.831cm"/>
    </style:style>
    <style:style style:name="co12" style:family="table-column">
      <style:table-column-properties fo:break-before="auto" style:column-width="1.499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5.509cm"/>
    </style:style>
    <style:style style:name="co13" style:family="table-column">
      <style:table-column-properties fo:break-before="auto" style:column-width="3.771cm"/>
    </style:style>
    <style:style style:name="co14" style:family="table-column">
      <style:table-column-properties fo:break-before="auto" style:column-width="4.604cm"/>
    </style:style>
    <style:style style:name="co15" style:family="table-column">
      <style:table-column-properties fo:break-before="auto" style:column-width="2.2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35cm solid #000000" fo:border-right="none" fo:border-top="0.035cm solid #000000"/>
    </style:style>
    <style:style style:name="ce10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ackground-color="#83caff" style:text-align-source="fix" style:repeat-content="false" fo:border="0.035cm solid #000000"/>
      <style:paragraph-properties fo:text-align="center" fo:margin-left="0cm"/>
    </style:style>
    <style:style style:name="ce13" style:family="table-cell" style:parent-style-name="Default">
      <style:table-cell-properties fo:border="0.035cm solid #000000"/>
    </style:style>
    <style:style style:name="ce18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</style:style>
    <style:style style:name="ce2" style:family="table-cell" style:parent-style-name="Default">
      <style:table-cell-properties fo:border-bottom="none" fo:border-left="0.035cm solid #000000" fo:border-right="none" fo:border-top="none"/>
    </style:style>
    <style:style style:name="ce21" style:family="table-cell" style:parent-style-name="Default">
      <style:table-cell-properties fo:border-bottom="none" fo:border-left="none" fo:border-right="0.035cm solid #000000" fo:border-top="0.035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35cm solid #000000" fo:border-left="none" fo:border-right="0.035cm solid #000000" fo:border-top="none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fo:border-left="none" fo:border-right="0.035cm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35cm solid #000000" fo:border-left="0.035cm solid #000000" fo:border-right="none" fo:border-top="none"/>
    </style:style>
    <style:style style:name="ce4" style:family="table-cell" style:parent-style-name="Default">
      <style:table-cell-properties fo:border-bottom="none" fo:background-color="transparent" fo:border-left="none" fo:border-right="0.035cm solid #000000" fo:border-top="0.035cm solid #000000"/>
    </style:style>
    <style:style style:name="ce5" style:family="table-cell" style:parent-style-name="Default">
      <style:table-cell-properties fo:border-bottom="none" fo:border-left="none" fo:border-right="0.035cm solid #000000" fo:border-top="none"/>
    </style:style>
    <style:style style:name="ce6" style:family="table-cell" style:parent-style-name="Default">
      <style:table-cell-properties fo:border-bottom="0.035cm solid #000000" fo:border-left="none" fo:border-right="0.035cm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000000" fo:border-left="none" fo:border-right="0.035cm solid #000000" fo:border-top="0.035cm solid #000000"/>
    </style:style>
    <style:style style:name="ce26" style:family="table-cell" style:parent-style-name="Default">
      <style:table-cell-properties fo:border-bottom="none" fo:border-left="none" fo:border-right="0.035cm solid #000000" fo:border-top="0.035cm solid #000000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none" fo:border-left="none" fo:border-right="0.035cm solid #000000" fo:border-top="none"/>
      <style:text-properties fo:font-size="10pt" style:font-size-asian="10pt" style:font-size-complex="10pt"/>
    </style:style>
    <style:style style:name="ce28" style:family="table-cell" style:parent-style-name="Default">
      <style:table-cell-properties fo:border-bottom="0.035cm solid #000000" fo:border-left="none" fo:border-right="0.035cm solid #000000" fo:border-top="none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none" fo:background-color="#000000" fo:border-left="none" fo:border-right="0.035cm solid #000000" fo:border-top="0.035cm solid #000000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>
      <style:text-properties fo:color="#ff0000"/>
    </style:style>
    <style:style style:name="gr1" style:family="graphic">
      <style:graphic-properties svg:stroke-width="0.05cm" svg:stroke-color="#000000" draw:textarea-horizontal-align="center" draw:textarea-vertical-align="middle" fo:padding-top="0.025cm" fo:padding-bottom="0.025cm" fo:padding-left="0.025cm" fo:padding-right="0.025cm"/>
    </style:style>
    <style:style style:name="gr2" style:family="graphic">
      <style:graphic-properties svg:stroke-width="0.05cm" svg:stroke-color="#000000" draw:marker-end="Linienende_20_1" draw:textarea-horizontal-align="center" draw:textarea-vertical-align="middle" fo:padding-top="0.025cm" fo:padding-bottom="0.025cm" fo:padding-left="0.025cm" fo:padding-right="0.025cm"/>
    </style:style>
    <style:style style:name="gr3" style:family="graphic">
      <style:graphic-properties svg:stroke-width="0.05cm" svg:stroke-color="#000000" draw:marker-start-width="0.275cm" draw:marker-end="Linienende_20_1" draw:marker-end-width="0.275cm" draw:textarea-horizontal-align="center" draw:textarea-vertical-align="middle" fo:padding-top="0.025cm" fo:padding-bottom="0.025cm" fo:padding-left="0.025cm" fo:padding-right="0.025cm"/>
    </style:style>
    <style:style style:name="gr4" style:family="graphic">
      <style:graphic-properties draw:stroke="none" svg:stroke-width="0.05cm" svg:stroke-color="#000000" draw:fill="none" draw:fill-color="#ffffff" fo:min-height="0.637cm"/>
    </style:style>
    <style:style style:name="gr5" style:family="graphic">
      <style:graphic-properties svg:stroke-width="0.05cm" svg:stroke-color="#000000" draw:marker-start="Linienende_20_1" draw:textarea-horizontal-align="center" draw:textarea-vertical-align="middle" fo:padding-top="0.025cm" fo:padding-bottom="0.025cm" fo:padding-left="0.025cm" fo:padding-right="0.025cm"/>
    </style:style>
    <style:style style:name="gr6" style:family="graphic">
      <style:graphic-properties svg:stroke-width="0.05cm" svg:stroke-color="#000000" draw:textarea-horizontal-align="center" draw:textarea-vertical-align="middle" fo:padding-top="0.025cm" fo:padding-bottom="0.025cm" fo:padding-left="0.025cm" fo:padding-right="0.025cm"/>
    </style:style>
    <style:style style:name="gr7" style:family="graphic">
      <style:graphic-properties svg:stroke-width="0.05cm" svg:stroke-color="#000000" draw:marker-start="" draw:marker-start-width="0.275cm" draw:marker-end="Linienende_20_1" draw:marker-end-width="0.275cm" draw:textarea-horizontal-align="center" draw:textarea-vertical-align="middle" fo:padding-top="0.025cm" fo:padding-bottom="0.025cm" fo:padding-left="0.025cm" fo:padding-right="0.025cm"/>
    </style:style>
    <style:style style:name="gr8" style:family="graphic">
      <style:graphic-properties draw:stroke="none" svg:stroke-width="0.05cm" svg:stroke-color="#000000" draw:fill="none" draw:fill-color="#ffffff" fo:min-height="0.616cm"/>
    </style:style>
    <style:style style:name="gr9" style:family="graphic">
      <style:graphic-properties draw:stroke="none" svg:stroke-width="0.05cm" svg:stroke-color="#000000" draw:fill="none" draw:fill-color="#ffffff" fo:min-height="0.698cm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 fo:font-size="10pt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ce8"/>
        <table:table-column table:style-name="co13" table:default-cell-style-name="Default"/>
        <table:table-column table:style-name="co8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ce8"/>
        <table:table-column table:style-name="co14" table:default-cell-style-name="Default"/>
        <table:table-column table:style-name="co8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/>
          <table:table-cell>
            <draw:line table:end-cell-address="Sheet1.K1" table:end-x="1.09cm" table:end-y="0.325cm" draw:z-index="56" draw:style-name="gr1" draw:text-style-name="P1" svg:x1="3.671cm" svg:y1="0.325cm" svg:x2="24.571cm" svg:y2="0.325cm">
              <text:p/>
            </draw:line>
            <draw:line table:end-cell-address="Sheet1.B3" table:end-x="3.689cm" table:end-y="0.416cm" draw:z-index="57" draw:style-name="gr2" draw:text-style-name="P1" svg:x1="3.689cm" svg:y1="0.325cm" svg:x2="3.689cm" svg:y2="1.319cm">
              <text:p/>
            </draw:line>
          </table:table-cell>
          <table:table-cell table:number-columns-repeated="8"/>
          <table:table-cell>
            <draw:line table:end-cell-address="Sheet1.K83" table:end-x="1.072cm" table:end-y="0.344cm" draw:z-index="58" draw:style-name="gr1" draw:text-style-name="P1" svg:x1="1.072cm" svg:y1="0.325cm" svg:x2="1.072cm" svg:y2="37.377cm">
              <text:p/>
            </draw:line>
          </table:table-cell>
          <table:table-cell table:number-columns-repeated="5"/>
        </table:table-row>
        <table:table-row table:style-name="ro1">
          <table:table-cell table:number-columns-repeated="5"/>
          <table:table-cell>
            <draw:line table:end-cell-address="Sheet1.G2" table:end-x="0.492cm" table:end-y="0.302cm" draw:z-index="4" draw:style-name="gr1" draw:text-style-name="P1" svg:x1="2.485cm" svg:y1="0.302cm" svg:x2="1.023cm" svg:y2="0.302cm">
              <text:p/>
            </draw:line>
            <draw:line table:end-cell-address="Sheet1.F10" table:end-x="1.039cm" table:end-y="0.257cm" draw:z-index="6" draw:style-name="gr1" draw:text-style-name="P1" svg:x1="1.039cm" svg:y1="0.302cm" svg:x2="1.039cm" svg:y2="3.87cm">
              <text:p/>
            </draw:line>
          </table:table-cell>
          <table:table-cell>
            <draw:line table:end-cell-address="Sheet1.G3" table:end-x="0.464cm" table:end-y="0.437cm" draw:z-index="2" draw:style-name="gr3" draw:text-style-name="P1" svg:x1="0.462cm" svg:y1="0.301cm" svg:x2="0.464cm" svg:y2="0.889cm">
              <text:p/>
            </draw:line>
          </table:table-cell>
          <table:table-cell table:number-columns-repeated="4"/>
          <table:table-cell table:style-name="ce31"/>
          <table:table-cell table:number-columns-repeated="4"/>
        </table:table-row>
        <table:table-row table:style-name="ro1">
          <table:table-cell table:number-columns-repeated="11"/>
          <table:table-cell table:style-name="ce31" office:value-type="string">
            <text:p>umsortieren + ausfüllen, diesen Kommentar entfernen, und als PDF exportieren. 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/>
          <table:table-cell table:style-name="ce31" office:value-type="string">
            <text:p>Zum späteren Import mit \includegraphics: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31" office:value-type="string">
            <text:p><text:s/>alle Ränder auf 0cm setzen, keine Kopf-/Fußzeilen, und auf eine Seite verkleinern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table-cell table:style-name="ce10" office:value-type="string" table:number-columns-spanned="1" table:number-rows-spanned="2">
            <text:p>BC</text:p>
          </table:table-cell>
          <table:table-cell table:style-name="ce26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31" office:value-type="string">
            <text:p>(ist eigentlich schon alles so eingestellt)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5"/>
          <table:covered-table-cell table:style-name="ce11"/>
          <table:table-cell table:style-name="ce27"/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>
            <draw:line table:end-cell-address="Sheet1.B11" table:end-x="3.626cm" table:end-y="0.451cm" draw:z-index="1" draw:style-name="gr3" draw:text-style-name="P1" svg:x1="3.626cm" svg:y1="0cm" svg:x2="3.626cm" svg:y2="1.354cm">
              <text:p/>
            </draw:line>
            <draw:frame table:end-cell-address="Sheet1.B10" table:end-x="4.16cm" table:end-y="0.337cm" draw:z-index="73" draw:style-name="gr4" draw:text-style-name="P2" svg:width="1.238cm" svg:height="0.637cm" svg:x="2.922cm" svg:y="0.151cm">
              <draw:text-box>
                <text:p><text:span text:style-name="T1">S=1</text:span></text:p>
              </draw:text-box>
            </draw:frame>
          </table:table-cell>
          <table:table-cell/>
          <table:table-cell table:style-name="Default">
            <draw:frame table:end-cell-address="Sheet1.E11" table:end-x="0.938cm" table:end-y="0.018cm" draw:z-index="74" draw:style-name="gr4" draw:text-style-name="P2" svg:width="1.238cm" svg:height="0.637cm" svg:x="0.507cm" svg:y="0.284cm">
              <draw:text-box>
                <text:p><text:span text:style-name="T1">S=0</text:span></text:p>
              </draw:text-box>
            </draw:frame>
          </table:table-cell>
          <table:table-cell>
            <draw:line table:end-cell-address="Sheet1.E10" table:end-x="0.425cm" table:end-y="0.257cm" draw:z-index="3" draw:style-name="gr1" draw:text-style-name="P1" svg:x1="0.425cm" svg:y1="0cm" svg:x2="0.425cm" svg:y2="0.708cm">
              <text:p/>
            </draw:line>
          </table:table-cell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>
            <draw:line table:end-cell-address="Sheet1.F10" table:end-x="1.055cm" table:end-y="0.243cm" draw:z-index="5" draw:style-name="gr1" draw:text-style-name="P1" svg:x1="0.425cm" svg:y1="0.243cm" svg:x2="4.812cm" svg:y2="0.243cm">
              <text:p/>
            </draw:line>
          </table:table-cell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/>
          <table:table-cell>
            <draw:line table:end-cell-address="Sheet1.G18" table:end-x="4.432cm" table:end-y="0.439cm" draw:z-index="17" draw:style-name="gr2" draw:text-style-name="P1" svg:x1="4.432cm" svg:y1="0cm" svg:x2="4.432cm" svg:y2="1.342cm">
              <text:p/>
            </draw:line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3"/>
          <table:table-cell table:style-name="Default"/>
          <table:table-cell>
            <draw:line table:end-cell-address="Sheet1.J18" table:end-x="3.542cm" table:end-y="0.434cm" draw:z-index="25" draw:style-name="gr5" draw:text-style-name="P1" svg:x1="3.542cm" svg:y1="0.885cm" svg:x2="3.542cm" svg:y2="0.265cm">
              <text:p/>
            </draw:line>
            <draw:line table:end-cell-address="Sheet1.K17" table:end-x="0.327cm" table:end-y="0.302cm" draw:z-index="27" draw:style-name="gr1" draw:text-style-name="P1" svg:x1="3.542cm" svg:y1="0.302cm" svg:x2="4.913cm" svg:y2="0.302cm">
              <text:p/>
            </draw:line>
          </table:table-cell>
          <table:table-cell>
            <draw:line table:end-cell-address="Sheet1.K42" table:end-x="0.313cm" table:end-y="0.22cm" draw:z-index="28" draw:style-name="gr1" draw:text-style-name="P1" svg:x1="0.308cm" svg:y1="0.302cm" svg:x2="0.313cm" svg:y2="11.51cm">
              <text:p/>
            </draw:line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/>
          <table:table-cell table:style-name="ce1"/>
          <table:table-cell table:style-name="ce2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10" office:value-type="string" table:number-columns-spanned="1" table:number-rows-spanned="2">
            <text:p>BC</text:p>
          </table:table-cell>
          <table:table-cell table:style-name="ce26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covered-table-cell table:style-name="ce11"/>
          <table:table-cell table:style-name="ce28"/>
          <table:table-cell table:number-columns-repeated="6"/>
        </table:table-row>
        <table:table-row table:style-name="ro1"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1"/>
          <table:table-cell table:style-name="ce25"/>
          <table:table-cell table:style-name="ce9" table:number-columns-spanned="2" table:number-rows-spanned="1"/>
          <table:covered-table-cell table:style-name="ce13"/>
          <table:table-cell>
            <draw:line table:end-cell-address="Sheet1.F30" table:end-x="0.239cm" table:end-y="0.362cm" draw:z-index="12" draw:style-name="gr1" draw:text-style-name="P1" svg:x1="0.239cm" svg:y1="3.072cm" svg:x2="0.239cm" svg:y2="0.211cm">
              <text:p/>
            </draw:line>
            <draw:line table:end-cell-address="Sheet1.G24" table:end-x="2.678cm" table:end-y="0.227cm" draw:z-index="13" draw:style-name="gr1" draw:text-style-name="P1" svg:x1="0.239cm" svg:y1="0.227cm" svg:x2="4.671cm" svg:y2="0.227cm">
              <text:p/>
            </draw:line>
          </table:table-cell>
          <table:table-cell>
            <draw:line table:end-cell-address="Sheet1.G26" table:end-x="2.645cm" table:end-y="0.427cm" draw:z-index="16" draw:style-name="gr2" draw:text-style-name="P1" svg:x1="2.645cm" svg:y1="0.227cm" svg:x2="2.645cm" svg:y2="1.33cm">
              <text:p/>
            </draw:line>
          </table:table-cell>
          <table:table-cell>
            <draw:frame table:end-cell-address="Sheet1.J26" table:end-x="0.422cm" table:end-y="0.036cm" draw:z-index="69" draw:style-name="gr4" draw:text-style-name="P2" svg:width="1.238cm" svg:height="0.637cm" svg:x="0.439cm" svg:y="0.302cm">
              <draw:text-box>
                <text:p><text:span text:style-name="T1">O=1</text:span></text:p>
              </draw:text-box>
            </draw:frame>
          </table:table-cell>
          <table:table-cell table:style-name="Default"/>
          <table:table-cell>
            <draw:line table:end-cell-address="Sheet1.J26" table:end-x="0.924cm" table:end-y="0.427cm" draw:z-index="18" draw:style-name="gr2" draw:text-style-name="P1" svg:x1="0.924cm" svg:y1="0.002cm" svg:x2="0.924cm" svg:y2="1.33cm">
              <text:p/>
            </draw:line>
            <draw:line table:end-cell-address="Sheet1.J25" table:end-x="0.467cm" table:end-y="0.239cm" draw:z-index="19" draw:style-name="gr1" draw:text-style-name="P1" svg:x1="0.467cm" svg:y1="0.002cm" svg:x2="0.467cm" svg:y2="0.691cm">
              <text:p/>
            </draw:line>
            <draw:frame table:end-cell-address="Sheet1.J26" table:end-x="2.246cm" table:end-y="0.157cm" draw:z-index="70" draw:style-name="gr4" draw:text-style-name="P2" svg:width="1.238cm" svg:height="0.791cm" svg:x="1.008cm" svg:y="0.269cm">
              <draw:text-box>
                <text:p><text:span text:style-name="T1">O=0</text:span></text:p>
                <text:p><text:span text:style-name="T1"/></text:p>
              </draw:text-box>
            </draw:frame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>
            <draw:line table:end-cell-address="Sheet1.J25" table:end-x="0.467cm" table:end-y="0.214cm" draw:z-index="20" draw:style-name="gr1" draw:text-style-name="P1" svg:x1="8.862cm" svg:y1="0.214cm" svg:x2="0.454cm" svg:y2="0.214cm">
              <text:p/>
            </draw:line>
            <draw:line table:end-cell-address="Sheet1.F56" table:end-x="0.482cm" table:end-y="0.227cm" draw:z-index="21" draw:style-name="gr1" draw:text-style-name="P1" svg:x1="0.482cm" svg:y1="0.214cm" svg:x2="0.482cm" svg:y2="14.227cm">
              <text:p/>
            </draw:line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>
            <draw:line table:end-cell-address="Sheet1.F55" table:end-x="0.816cm" table:end-y="0.201cm" draw:z-index="11" draw:style-name="gr1" draw:text-style-name="P1" svg:x1="0.816cm" svg:y1="13.298cm" svg:x2="0.816cm" svg:y2="0.095cm">
              <text:p/>
            </draw:line>
            <draw:line table:end-cell-address="Sheet1.G26" table:end-x="2.107cm" table:end-y="0.095cm" draw:z-index="14" draw:style-name="gr1" draw:text-style-name="P1" svg:x1="0.816cm" svg:y1="0.095cm" svg:x2="4.1cm" svg:y2="0.093cm">
              <text:p/>
            </draw:line>
          </table:table-cell>
          <table:table-cell>
            <draw:line table:end-cell-address="Sheet1.G26" table:end-x="2.105cm" table:end-y="0.427cm" draw:z-index="15" draw:style-name="gr2" draw:text-style-name="P1" svg:x1="2.105cm" svg:y1="0.081cm" svg:x2="2.105cm" svg:y2="0.427cm">
              <text:p/>
            </draw:line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/>
          <table:table-cell table:style-name="ce1"/>
          <table:table-cell table:style-name="ce2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>
            <draw:line table:end-cell-address="Sheet1.B30" table:end-x="4.504cm" table:end-y="0.377cm" draw:z-index="7" draw:style-name="gr1" draw:text-style-name="P1" svg:x1="4.503cm" svg:y1="0.001cm" svg:x2="4.504cm" svg:y2="1.281cm">
              <text:p/>
            </draw:line>
          </table:table-cell>
          <table:table-cell/>
          <table:table-cell table:style-name="Default"/>
          <table:table-cell table:number-columns-repeated="2"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2"/>
          <table:table-cell table:style-name="ce5"/>
          <table:table-cell table:style-name="ce9" table:number-columns-spanned="2" table:number-rows-spanned="2"/>
          <table:covered-table-cell table:style-name="ce13"/>
          <table:table-cell table:number-columns-repeated="6"/>
        </table:table-row>
        <table:table-row table:style-name="ro1">
          <table:table-cell/>
          <table:table-cell>
            <draw:line table:end-cell-address="Sheet1.F30" table:end-x="0.255cm" table:end-y="0.362cm" draw:z-index="8" draw:style-name="gr1" draw:text-style-name="P1" svg:x1="4.518cm" svg:y1="0.362cm" svg:x2="10.755cm" svg:y2="0.362cm">
              <text:p/>
            </draw:line>
          </table:table-cell>
          <table:table-cell/>
          <table:table-cell table:style-name="Default"/>
          <table:table-cell table:number-columns-repeated="2"/>
          <table:table-cell table:style-name="ce2"/>
          <table:table-cell table:style-name="ce5"/>
          <table:covered-table-cell table:style-name="ce9"/>
          <table:covered-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2"/>
          <table:table-cell table:style-name="ce6"/>
          <table:table-cell table:style-name="ce12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>
            <draw:line table:end-cell-address="Sheet1.A83" table:end-x="0.662cm" table:end-y="0.371cm" draw:z-index="51" draw:style-name="gr1" draw:text-style-name="P1" svg:x1="0.662cm" svg:y1="0.021cm" svg:x2="0.662cm" svg:y2="23.404cm">
              <text:p/>
            </draw:line>
            <draw:line table:end-cell-address="Sheet1.B32" table:end-x="2.106cm" table:end-y="0.061cm" draw:z-index="52" draw:style-name="gr1" draw:text-style-name="P1" svg:x1="4.098cm" svg:y1="0.061cm" svg:x2="0.662cm" svg:y2="0.061cm">
              <text:p/>
            </draw:line>
          </table:table-cell>
          <table:table-cell>
            <draw:line table:end-cell-address="Sheet1.B34" table:end-x="2.106cm" table:end-y="0.432cm" draw:z-index="55" draw:style-name="gr2" draw:text-style-name="P1" svg:x1="2.106cm" svg:y1="0.061cm" svg:x2="2.106cm" svg:y2="1.335cm">
              <text:p/>
            </draw:line>
          </table:table-cell>
          <table:table-cell/>
          <table:table-cell table:style-name="Default"/>
          <table:table-cell table:number-columns-repeated="2"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>
            <draw:line table:end-cell-address="Sheet1.B33" table:end-x="1.209cm" table:end-y="0.123cm" draw:z-index="47" draw:style-name="gr6" draw:text-style-name="P1" svg:x1="1.131cm" svg:y1="0.123cm" svg:x2="3.201cm" svg:y2="0.123cm">
              <text:p text:style-name="P1"><text:s/></text:p>
            </draw:line>
            <draw:line table:end-cell-address="Sheet1.A77" table:end-x="1.152cm" table:end-y="0.39cm" draw:z-index="48" draw:style-name="gr1" draw:text-style-name="P1" svg:x1="1.152cm" svg:y1="0.123cm" svg:x2="1.152cm" svg:y2="20.261cm">
              <text:p/>
            </draw:line>
          </table:table-cell>
          <table:table-cell>
            <draw:line table:end-cell-address="Sheet1.B34" table:end-x="1.209cm" table:end-y="0.432cm" draw:z-index="46" draw:style-name="gr5" draw:text-style-name="P1" svg:x1="1.209cm" svg:y1="0.883cm" svg:x2="1.209cm" svg:y2="0.123cm">
              <text:p/>
            </draw:line>
          </table:table-cell>
          <table:table-cell/>
          <table:table-cell table:style-name="Default"/>
          <table:table-cell table:number-columns-repeated="2"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>
            <draw:line table:end-cell-address="Sheet1.A40" table:end-x="1.579cm" table:end-y="0.35cm" draw:z-index="43" draw:style-name="gr1" draw:text-style-name="P1" svg:x1="1.579cm" svg:y1="0.123cm" svg:x2="1.579cm" svg:y2="3.06cm">
              <text:p/>
            </draw:line>
            <draw:line table:end-cell-address="Sheet1.B34" table:end-x="0.399cm" table:end-y="0.104cm" draw:z-index="44" draw:style-name="gr1" draw:text-style-name="P1" svg:x1="2.391cm" svg:y1="0.104cm" svg:x2="1.558cm" svg:y2="0.104cm">
              <text:p/>
            </draw:line>
          </table:table-cell>
          <table:table-cell>
            <draw:line table:end-cell-address="Sheet1.B34" table:end-x="0.399cm" table:end-y="0.432cm" draw:z-index="41" draw:style-name="gr2" draw:text-style-name="P1" svg:x1="0.399cm" svg:y1="0.083cm" svg:x2="0.399cm" svg:y2="0.432cm">
              <text:p/>
            </draw:line>
          </table:table-cell>
          <table:table-cell/>
          <table:table-cell table:style-name="Default"/>
          <table:table-cell table:number-columns-repeated="2"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10" office:value-type="string" table:number-columns-spanned="1" table:number-rows-spanned="2">
            <text:p>BC</text:p>
          </table:table-cell>
          <table:table-cell table:style-name="ce26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covered-table-cell table:style-name="ce11"/>
          <table:table-cell table:style-name="ce28"/>
          <table:table-cell/>
          <table:table-cell table:style-name="ce2"/>
          <table:table-cell table:style-name="ce5"/>
          <table:table-cell table:style-name="ce10" office:value-type="string" table:number-columns-spanned="1" table:number-rows-spanned="3">
            <text:p>BC</text:p>
          </table:table-cell>
          <table:table-cell table:style-name="ce26"/>
          <table:table-cell table:number-columns-repeated="6"/>
        </table:table-row>
        <table:table-row table:style-name="ro1">
          <table:table-cell/>
          <table:table-cell table:style-name="ce3">
            <draw:line table:end-cell-address="Sheet1.B40" table:end-x="0.313cm" table:end-y="0.35cm" draw:z-index="42" draw:style-name="gr1" draw:text-style-name="P1" svg:x1="0.313cm" svg:y1="0.433cm" svg:x2="0.313cm" svg:y2="0.802cm">
              <text:p/>
            </draw:line>
          </table:table-cell>
          <table:table-cell table:style-name="ce6"/>
          <table:table-cell table:style-name="ce12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covered-table-cell table:style-name="ce18"/>
          <table:table-cell table:style-name="ce27"/>
          <table:table-cell table:number-columns-repeated="6"/>
        </table:table-row>
        <table:table-row table:style-name="ro1">
          <table:table-cell>
            <draw:line table:end-cell-address="Sheet1.B40" table:end-x="0.334cm" table:end-y="0.35cm" draw:z-index="45" draw:style-name="gr1" draw:text-style-name="P1" svg:x1="1.579cm" svg:y1="0.35cm" svg:x2="2.326cm" svg:y2="0.35cm">
              <text:p/>
            </draw:line>
            <draw:frame table:end-cell-address="Sheet1.B42" table:end-x="1.173cm" table:end-y="0.071cm" draw:z-index="71" draw:style-name="gr4" draw:text-style-name="P2" svg:width="1.238cm" svg:height="0.637cm" svg:x="1.927cm" svg:y="0.337cm">
              <draw:text-box>
                <text:p><text:span text:style-name="T1">load=0</text:span></text:p>
              </draw:text-box>
            </draw:frame>
          </table:table-cell>
          <table:table-cell>
            <draw:line table:end-cell-address="Sheet1.B42" table:end-x="4.443cm" table:end-y="0.021cm" draw:z-index="0" draw:style-name="gr7" draw:text-style-name="P1" svg:x1="4.443cm" svg:y1="0.01cm" svg:x2="4.436cm" svg:y2="0.924cm">
              <text:p/>
            </draw:line>
            <draw:frame table:end-cell-address="Sheet1.D41" table:end-x="0.164cm" table:end-y="0.303cm" draw:z-index="72" draw:style-name="gr4" draw:text-style-name="P2" svg:width="1.578cm" svg:height="0.637cm" svg:x="4.522cm" svg:y="0.118cm">
              <draw:text-box>
                <text:p><text:span text:style-name="T1">load=1</text:span></text:p>
              </draw:text-box>
            </draw:frame>
          </table:table-cell>
          <table:table-cell/>
          <table:table-cell table:style-name="Default"/>
          <table:table-cell table:number-columns-repeated="2"/>
          <table:table-cell table:style-name="ce2"/>
          <table:table-cell table:style-name="ce5"/>
          <table:covered-table-cell table:style-name="ce11"/>
          <table:table-cell table:style-name="ce28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3">
            <draw:line table:end-cell-address="Sheet1.G43" table:end-x="0.719cm" table:end-y="0.112cm" draw:z-index="30" draw:style-name="gr1" draw:text-style-name="P1" svg:x1="0.719cm" svg:y1="0.434cm" svg:x2="0.719cm" svg:y2="1.015cm">
              <text:p/>
            </draw:line>
          </table:table-cell>
          <table:table-cell table:style-name="ce6">
            <draw:line table:end-cell-address="Sheet1.H44" table:end-x="0.274cm" table:end-y="0.434cm" draw:z-index="24" draw:style-name="gr2" draw:text-style-name="P1" svg:x1="0.274cm" svg:y1="0.434cm" svg:x2="0.274cm" svg:y2="1.788cm">
              <text:p/>
            </draw:line>
          </table:table-cell>
          <table:table-cell table:style-name="ce12" table:number-columns-spanned="2" table:number-rows-spanned="1"/>
          <table:covered-table-cell table:style-name="ce13">
            <draw:line table:end-cell-address="Sheet1.J42" table:end-x="1.917cm" table:end-y="0.236cm" draw:z-index="26" draw:style-name="gr1" draw:text-style-name="P1" svg:x1="1.917cm" svg:y1="0.434cm" svg:x2="1.912cm" svg:y2="0.687cm">
              <text:p/>
            </draw:line>
          </table:covered-table-cell>
          <table:table-cell table:number-columns-repeated="6"/>
        </table:table-row>
        <table:table-row table:style-name="ro1"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/>
          <table:table-cell>
            <draw:frame table:end-cell-address="Sheet1.G43" table:end-x="2.476cm" table:end-y="0.403cm" draw:z-index="66" draw:style-name="gr4" draw:text-style-name="P2" svg:width="1.666cm" svg:height="0.637cm" svg:x="0.81cm" svg:y="0.218cm">
              <draw:text-box>
                <text:p><text:span text:style-name="T1">MUL_O=1</text:span></text:p>
              </draw:text-box>
            </draw:frame>
          </table:table-cell>
          <table:table-cell>
            <draw:frame table:end-cell-address="Sheet1.J44" table:end-x="1.792cm" table:end-y="0.109cm" draw:z-index="68" draw:style-name="gr4" draw:text-style-name="P2" svg:width="2.646cm" svg:height="0.791cm" svg:x="0.401cm" svg:y="0.221cm">
              <draw:text-box>
                <text:p><text:span text:style-name="T1">MUL_O=0 &amp;&amp; S=0 &amp;&amp; Z=0</text:span></text:p>
              </draw:text-box>
            </draw:frame>
          </table:table-cell>
          <table:table-cell table:style-name="Default"/>
          <table:table-cell>
            <draw:line table:end-cell-address="Sheet1.K42" table:end-x="0.292cm" table:end-y="0.239cm" draw:z-index="29" draw:style-name="gr1" draw:text-style-name="P1" svg:x1="1.882cm" svg:y1="0.239cm" svg:x2="4.878cm" svg:y2="0.239cm">
              <text:p/>
            </draw:line>
            <draw:frame table:end-cell-address="Sheet1.J44" table:end-x="4.549cm" table:end-y="0.214cm" draw:z-index="67" draw:style-name="gr4" draw:text-style-name="P2" svg:width="2.305cm" svg:height="0.791cm" svg:x="2.244cm" svg:y="0.326cm">
              <draw:text-box>
                <text:p><text:span text:style-name="T1">MUL_O=0 &amp;&amp; (S=1 || Z=1)</text:span></text:p>
              </draw:text-box>
            </draw:frame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>
            <draw:line table:end-cell-address="Sheet1.G43" table:end-x="0.738cm" table:end-y="0.095cm" draw:z-index="31" draw:style-name="gr1" draw:text-style-name="P1" svg:x1="1.125cm" svg:y1="0.095cm" svg:x2="2.731cm" svg:y2="0.095cm">
              <text:p/>
            </draw:line>
            <draw:line table:end-cell-address="Sheet1.F57" table:end-x="1.144cm" table:end-y="0.188cm" draw:z-index="32" draw:style-name="gr1" draw:text-style-name="P1" svg:x1="1.144cm" svg:y1="0.095cm" svg:x2="1.144cm" svg:y2="6.511cm">
              <text:p/>
            </draw:line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10" office:value-type="string" table:number-columns-spanned="1" table:number-rows-spanned="2">
            <text:p>BC</text:p>
          </table:table-cell>
          <table:table-cell table:style-name="ce26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covered-table-cell table:style-name="ce11"/>
          <table:table-cell table:style-name="ce28"/>
          <table:table-cell table:number-columns-repeated="6"/>
        </table:table-row>
        <table:table-row table:style-name="ro1"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/>
          <table:table-cell table:style-name="ce3">
            <draw:line table:end-cell-address="Sheet1.G50" table:end-x="0.838cm" table:end-y="0.434cm" draw:z-index="34" draw:style-name="gr1" draw:text-style-name="P1" svg:x1="0.838cm" svg:y1="0.434cm" svg:x2="0.838cm" svg:y2="0.885cm">
              <text:p/>
            </draw:line>
          </table:table-cell>
          <table:table-cell table:style-name="ce6">
            <draw:line table:end-cell-address="Sheet1.H51" table:end-x="0.214cm" table:end-y="0.432cm" draw:z-index="40" draw:style-name="gr2" draw:text-style-name="P1" svg:x1="0.214cm" svg:y1="0.432cm" svg:x2="0.214cm" svg:y2="1.335cm">
              <text:p/>
            </draw:line>
          </table:table-cell>
          <table:table-cell table:style-name="ce12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1"/>
          <table:table-cell table:style-name="ce25"/>
          <table:table-cell table:style-name="ce9" table:number-columns-spanned="2" table:number-rows-spanned="1"/>
          <table:covered-table-cell table:style-name="ce13"/>
          <table:table-cell>
            <draw:line table:end-cell-address="Sheet1.G50" table:end-x="0.857cm" table:end-y="0.434cm" draw:z-index="35" draw:style-name="gr1" draw:text-style-name="P1" svg:x1="1.64cm" svg:y1="0.434cm" svg:x2="2.85cm" svg:y2="0.434cm">
              <text:p/>
            </draw:line>
            <draw:line table:end-cell-address="Sheet1.F58" table:end-x="1.661cm" table:end-y="0.227cm" draw:z-index="37" draw:style-name="gr1" draw:text-style-name="P1" svg:x1="1.661cm" svg:y1="0.434cm" svg:x2="1.661cm" svg:y2="3.84cm">
              <text:p/>
            </draw:line>
          </table:table-cell>
          <table:table-cell>
            <draw:frame table:end-cell-address="Sheet1.G51" table:end-x="2.141cm" table:end-y="0.27cm" draw:z-index="65" draw:style-name="gr4" draw:text-style-name="P2" svg:width="1.238cm" svg:height="0.637cm" svg:x="0.903cm" svg:y="0.085cm">
              <draw:text-box>
                <text:p><text:span text:style-name="T1">O=1</text:span></text:p>
              </draw:text-box>
            </draw:frame>
          </table:table-cell>
          <table:table-cell>
            <draw:frame table:end-cell-address="Sheet1.J51" table:end-x="0.327cm" table:end-y="0.291cm" draw:z-index="64" draw:style-name="gr4" draw:text-style-name="P2" svg:width="1.238cm" svg:height="0.637cm" svg:x="0.344cm" svg:y="0.106cm">
              <draw:text-box>
                <text:p><text:span text:style-name="T1">O=0</text:span></text:p>
              </draw:text-box>
            </draw:frame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3">
            <draw:line table:end-cell-address="Sheet1.B55" table:end-x="4.441cm" table:end-y="0.197cm" draw:z-index="9" draw:style-name="gr1" draw:text-style-name="P1" svg:x1="4.441cm" svg:y1="0.438cm" svg:x2="4.441cm" svg:y2="1.1cm">
              <text:p/>
            </draw:line>
          </table:table-cell>
          <table:table-cell table:style-name="ce6"/>
          <table:table-cell table:style-name="ce12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>
            <draw:line table:end-cell-address="Sheet1.F55" table:end-x="0.801cm" table:end-y="0.181cm" draw:z-index="10" draw:style-name="gr1" draw:text-style-name="P1" svg:x1="4.441cm" svg:y1="0.181cm" svg:x2="11.301cm" svg:y2="0.174cm">
              <text:p/>
            </draw:line>
          </table:table-cell>
          <table:table-cell/>
          <table:table-cell table:style-name="Default"/>
          <table:table-cell table:number-columns-repeated="2"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>
            <draw:line table:end-cell-address="Sheet1.F56" table:end-x="0.482cm" table:end-y="0.2cm" draw:z-index="22" draw:style-name="gr1" draw:text-style-name="P1" svg:x1="10.982cm" svg:y1="0.2cm" svg:x2="2.745cm" svg:y2="0.2cm">
              <text:p/>
            </draw:line>
            <draw:line table:end-cell-address="Sheet1.B59" table:end-x="2.773cm" table:end-y="0.439cm" draw:z-index="23" draw:style-name="gr2" draw:text-style-name="P1" svg:x1="2.773cm" svg:y1="0.2cm" svg:x2="2.773cm" svg:y2="1.794cm">
              <text:p/>
            </draw:line>
          </table:table-cell>
          <table:table-cell/>
          <table:table-cell table:style-name="Default"/>
          <table:table-cell table:number-columns-repeated="2"/>
          <table:table-cell table:style-name="ce1"/>
          <table:table-cell table:style-name="ce29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 table:number-columns-repeated="2"/>
          <table:table-cell>
            <draw:line table:end-cell-address="Sheet1.F57" table:end-x="1.144cm" table:end-y="0.17cm" draw:z-index="33" draw:style-name="gr1" draw:text-style-name="P1" svg:x1="6.156cm" svg:y1="0.17cm" svg:x2="0.125cm" svg:y2="0.17cm">
              <text:p/>
            </draw:line>
            <draw:line table:end-cell-address="Sheet1.C59" table:end-x="0.143cm" table:end-y="0.434cm" draw:z-index="36" draw:style-name="gr2" draw:text-style-name="P1" svg:x1="0.143cm" svg:y1="0.17cm" svg:x2="0.143cm" svg:y2="1.337cm">
              <text:p/>
            </draw:line>
          </table:table-cell>
          <table:table-cell table:style-name="Default"/>
          <table:table-cell table:number-columns-repeated="2"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>
            <draw:line table:end-cell-address="Sheet1.F58" table:end-x="1.661cm" table:end-y="0.208cm" draw:z-index="38" draw:style-name="gr1" draw:text-style-name="P1" svg:x1="5.418cm" svg:y1="0.208cm" svg:x2="0.395cm" svg:y2="0.208cm">
              <text:p/>
            </draw:line>
            <draw:line table:end-cell-address="Sheet1.E59" table:end-x="0.417cm" table:end-y="0.434cm" draw:z-index="39" draw:style-name="gr2" draw:text-style-name="P1" svg:x1="0.417cm" svg:y1="0.208cm" svg:x2="0.417cm" svg:y2="0.886cm">
              <text:p/>
            </draw:line>
          </table:table-cell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1"/>
          <table:table-cell table:style-name="ce25"/>
          <table:table-cell table:style-name="ce9" table:number-columns-spanned="2" table:number-rows-spanned="1"/>
          <table:covered-table-cell table:style-name="ce13"/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1"/>
          <table:table-cell table:style-name="ce25"/>
          <table:table-cell table:style-name="ce9" table:number-columns-spanned="2" table:number-rows-spanned="1"/>
          <table:covered-table-cell table:style-name="ce13"/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/>
          <table:table-cell table:style-name="ce3">
            <draw:line table:end-cell-address="Sheet1.B77" table:end-x="3.237cm" table:end-y="0.411cm" draw:z-index="50" draw:style-name="gr1" draw:text-style-name="P1" svg:x1="3.237cm" svg:y1="0.43cm" svg:x2="3.237cm" svg:y2="1.314cm">
              <text:p/>
            </draw:line>
          </table:table-cell>
          <table:table-cell table:style-name="ce6"/>
          <table:table-cell table:style-name="ce12" table:number-columns-spanned="2" table:number-rows-spanned="1"/>
          <table:covered-table-cell table:style-name="ce13"/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 table:number-columns-repeated="6"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>
            <draw:line table:end-cell-address="Sheet1.B77" table:end-x="3.216cm" table:end-y="0.39cm" draw:z-index="49" draw:style-name="gr1" draw:text-style-name="P1" svg:x1="5.208cm" svg:y1="0.39cm" svg:x2="1.131cm" svg:y2="0.39cm">
              <text:p/>
            </draw:line>
          </table:table-cell>
          <table:table-cell table:number-columns-repeated="5"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 table:number-columns-repeated="6"/>
        </table:table-row>
        <table:table-row table:style-name="ro1">
          <table:table-cell table:number-columns-repeated="6"/>
          <table:table-cell table:style-name="ce2"/>
          <table:table-cell table:style-name="ce5"/>
          <table:table-cell table:style-name="ce10" office:value-type="string" table:number-columns-spanned="1" table:number-rows-spanned="2">
            <text:p>BC</text:p>
          </table:table-cell>
          <table:table-cell table:style-name="ce26"/>
          <table:table-cell table:number-columns-repeated="6"/>
        </table:table-row>
        <table:table-row table:style-name="ro1">
          <table:table-cell table:number-columns-repeated="6"/>
          <table:table-cell table:style-name="ce2"/>
          <table:table-cell table:style-name="ce5"/>
          <table:covered-table-cell table:style-name="ce11"/>
          <table:table-cell table:style-name="ce28"/>
          <table:table-cell table:number-columns-repeated="6"/>
        </table:table-row>
        <table:table-row table:style-name="ro1">
          <table:table-cell table:number-columns-repeated="6"/>
          <table:table-cell table:style-name="ce3">
            <draw:line table:end-cell-address="Sheet1.G83" table:end-x="4.977cm" table:end-y="0.371cm" draw:z-index="54" draw:style-name="gr1" draw:text-style-name="P1" svg:x1="4.977cm" svg:y1="0.432cm" svg:x2="4.977cm" svg:y2="1.726cm">
              <text:p/>
            </draw:line>
          </table:table-cell>
          <table:table-cell table:style-name="ce6"/>
          <table:table-cell table:style-name="ce12" table:number-columns-spanned="2" table:number-rows-spanned="1"/>
          <table:covered-table-cell table:style-name="ce13">
            <draw:line table:end-cell-address="Sheet1.J83" table:end-x="0.81cm" table:end-y="0.327cm" draw:z-index="60" draw:style-name="gr1" draw:text-style-name="P1" svg:x1="0.81cm" svg:y1="1.682cm" svg:x2="0.81cm" svg:y2="0.434cm">
              <text:p/>
            </draw:line>
          </table:covered-table-cell>
          <table:table-cell table:number-columns-repeated="6"/>
        </table:table-row>
        <table:table-row table:style-name="ro1">
          <table:table-cell table:number-columns-repeated="6"/>
          <table:table-cell>
            <draw:frame table:end-cell-address="Sheet1.H83" table:end-x="0.345cm" table:end-y="0.103cm" draw:z-index="63" draw:style-name="gr8" draw:text-style-name="P2" svg:width="1.324cm" svg:height="0.616cm" svg:x="4.168cm" svg:y="0.39cm">
              <draw:text-box>
                <text:p><text:span text:style-name="T1">S=0</text:span></text:p>
              </draw:text-box>
            </draw:frame>
          </table:table-cell>
          <table:table-cell table:number-columns-repeated="2"/>
          <table:table-cell>
            <draw:frame table:end-cell-address="Sheet1.J82" table:end-x="2.375cm" table:end-y="0.452cm" draw:z-index="61" draw:style-name="gr9" svg:width="1.302cm" svg:height="0.698cm" svg:x="1.073cm" svg:y="0.205cm">
              <draw:text-box>
                <text:p/>
              </draw:text-box>
            </draw:frame>
            <draw:frame table:end-cell-address="Sheet1.J83" table:end-x="2.099cm" table:end-y="0.083cm" draw:z-index="62" draw:style-name="gr4" draw:text-style-name="P2" svg:width="1.238cm" svg:height="0.637cm" svg:x="0.861cm" svg:y="0.349cm">
              <draw:text-box>
                <text:p><text:span text:style-name="T1">S=1</text:span></text:p>
              </draw:text-box>
            </draw:frame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>
            <draw:line table:end-cell-address="Sheet1.G83" table:end-x="4.977cm" table:end-y="0.35cm" draw:z-index="53" draw:style-name="gr1" draw:text-style-name="P1" svg:x1="0.662cm" svg:y1="0.35cm" svg:x2="19.462cm" svg:y2="0.35cm">
              <text:p/>
            </draw:line>
          </table:table-cell>
          <table:table-cell table:number-columns-repeated="8"/>
          <table:table-cell>
            <draw:line table:end-cell-address="Sheet1.K83" table:end-x="1.072cm" table:end-y="0.327cm" draw:z-index="59" draw:style-name="gr1" draw:text-style-name="P1" svg:x1="5.658cm" svg:y1="0.327cm" svg:x2="0.791cm" svg:y2="0.327cm">
              <text:p/>
            </draw:line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table:style-name="ce30"/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 table:number-rows-repeated="69"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7"/>
        </table:table-row>
        <table:table-row table:style-name="ro1" table:number-rows-repeated="6538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Vorlagen" table:style-name="ta1" table:print="false">
        <table:table-column table:style-name="co10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ce8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/>
        </table:table-row>
        <table:table-row table:style-name="ro1"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</table:table-row>
        <table:table-row table:style-name="ro1">
          <table:table-cell/>
          <table:table-cell table:style-name="ce2"/>
          <table:table-cell table:style-name="ce5"/>
          <table:table-cell table:style-name="ce10" office:value-type="string" table:number-columns-spanned="1" table:number-rows-spanned="2">
            <text:p>BC</text:p>
          </table:table-cell>
          <table:table-cell table:style-name="ce21"/>
          <table:table-cell/>
        </table:table-row>
        <table:table-row table:style-name="ro1">
          <table:table-cell/>
          <table:table-cell table:style-name="ce2"/>
          <table:table-cell table:style-name="ce5"/>
          <table:covered-table-cell table:style-name="ce11"/>
          <table:table-cell table:style-name="ce22"/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"/>
          <table:table-cell table:style-name="ce4"/>
          <table:table-cell table:style-name="ce9" table:number-columns-spanned="2" table:number-rows-spanned="1"/>
          <table:covered-table-cell table:style-name="ce13"/>
          <table:table-cell/>
        </table:table-row>
        <table:table-row table:style-name="ro1">
          <table:table-cell/>
          <table:table-cell table:style-name="ce2"/>
          <table:table-cell table:style-name="ce5"/>
          <table:table-cell table:style-name="ce9" table:number-columns-spanned="2" table:number-rows-spanned="1"/>
          <table:covered-table-cell table:style-name="ce13"/>
          <table:table-cell/>
        </table:table-row>
        <table:table-row table:style-name="ro1">
          <table:table-cell/>
          <table:table-cell table:style-name="ce2"/>
          <table:table-cell table:style-name="ce5"/>
          <table:table-cell table:style-name="ce10" office:value-type="string" table:number-columns-spanned="1" table:number-rows-spanned="3">
            <text:p>BC</text:p>
          </table:table-cell>
          <table:table-cell table:style-name="ce21"/>
          <table:table-cell/>
        </table:table-row>
        <table:table-row table:style-name="ro1">
          <table:table-cell/>
          <table:table-cell table:style-name="ce2"/>
          <table:table-cell table:style-name="ce5"/>
          <table:covered-table-cell table:style-name="ce18"/>
          <table:table-cell table:style-name="ce23"/>
          <table:table-cell/>
        </table:table-row>
        <table:table-row table:style-name="ro1">
          <table:table-cell/>
          <table:table-cell table:style-name="ce2"/>
          <table:table-cell table:style-name="ce5"/>
          <table:covered-table-cell table:style-name="ce11"/>
          <table:table-cell table:style-name="ce22"/>
          <table:table-cell/>
        </table:table-row>
        <table:table-row table:style-name="ro1">
          <table:table-cell/>
          <table:table-cell table:style-name="ce3"/>
          <table:table-cell table:style-name="ce6"/>
          <table:table-cell table:style-name="ce12" table:number-columns-spanned="2" table:number-rows-spanned="1"/>
          <table:covered-table-cell table:style-name="ce13"/>
          <table:table-cell/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65512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1131 1580" svg:d="m1013 1491 118 89-567-1580-564 1580 114-85 136-68 148-46 161-17 161 13 153 46z"/>
    <draw:marker draw:name="Linienende_20_2" draw:display-name="Linienende 2" svg:viewBox="0 0 20 30" svg:d="m10 0-10 30h20z"/>
  </office:styles>
  <office:automatic-styles>
    <style:page-layout style:name="Mpm1">
      <style:page-layout-properties fo:margin-top="0cm" fo:margin-bottom="0cm" fo:margin-left="0cm" fo:margin-right="0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4.04.2014</text:date>, <text:time>16:3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3H14M50S</meta:editing-duration>
    <meta:editing-cycles>22</meta:editing-cycles>
    <meta:generator>OpenOffice.org/3.2$Win32 OpenOffice.org_project/320m18$Build-9502</meta:generator>
    <dc:date>2014-04-04T16:35:54.76</dc:date>
    <meta:document-statistic meta:table-count="2" meta:cell-count="12" meta:object-count="75"/>
    <meta:user-defined meta:name="Info 1"/>
    <meta:user-defined meta:name="Info 2"/>
    <meta:user-defined meta:name="Info 3"/>
    <meta:user-defined meta:name="Info 4"/>
  </office:meta>
</office:document-meta>
</file>